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JetBrains Mono" svg:font-family="'JetBrains Mono'" style:font-adornments="Bold" style:font-family-generic="modern" style:font-pitch="fixed"/>
    <style:font-face style:name="JetBrains Mono3" svg:font-family="'JetBrains Mono'" style:font-adornments="Standard" style:font-family-generic="modern" style:font-pitch="fixed"/>
    <style:font-face style:name="JetBrains Mono Bold" svg:font-family="'JetBrains Mono Bold'" style:font-adornments="Grassetto" style:font-family-generic="modern" style:font-pitch="fixed"/>
    <style:font-face style:name="JetBrains Mono Extra Bold" svg:font-family="'JetBrains Mono Extra Bold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Courier New" svg:font-family="'Courier New'" style:font-family-generic="roman" style:font-pitch="variable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JetBrains Mono2" svg:font-family="'JetBrains Mono'" style:font-adornments="Normale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Normale" style:font-family-generic="swiss" style:font-pitch="variable"/>
    <style:font-face style:name="Segoe UI Black" svg:font-family="'Segoe UI Black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75cm" fo:break-before="page" table:align="right"/>
    </style:style>
    <style:style style:name="Tabella1.A" style:family="table-column">
      <style:table-column-properties style:column-width="13.825cm"/>
    </style:style>
    <style:style style:name="Tabella1.B" style:family="table-column">
      <style:table-column-properties style:column-width="13.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16ecd28" officeooo:paragraph-rsid="0155a9dc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16ecd28" officeooo:paragraph-rsid="0155a9dc"/>
    </style:style>
    <style:style style:name="P3" style:family="paragraph" style:parent-style-name="Standard">
      <style:paragraph-properties fo:margin-left="0cm" fo:margin-right="0.499cm" fo:margin-top="0.199cm" fo:margin-bottom="0cm" style:contextual-spacing="false" fo:text-indent="0cm" style:auto-text-indent="false"/>
      <style:text-properties officeooo:paragraph-rsid="017340b3"/>
    </style:style>
    <style:style style:name="P4" style:family="paragraph" style:parent-style-name="Standard">
      <loext:graphic-properties draw:fill="solid" draw:fill-color="#ffffff"/>
      <style:paragraph-properties fo:margin-left="0cm" fo:margin-right="0.499cm" fo:margin-top="0.199cm" fo:margin-bottom="0cm" style:contextual-spacing="false" fo:text-indent="0cm" style:auto-text-indent="false" fo:background-color="#ffffff" fo:padding="0cm" fo:border="none" style:shadow="none"/>
      <style:text-properties officeooo:paragraph-rsid="017340b3"/>
    </style:style>
    <style:style style:name="P5" style:family="paragraph" style:parent-style-name="Standard">
      <loext:graphic-properties draw:fill="solid" draw:fill-color="#ffffff"/>
      <style:paragraph-properties fo:margin-left="0cm" fo:margin-right="0.499cm" fo:margin-top="0.199cm" fo:margin-bottom="0cm" style:contextual-spacing="false" fo:text-indent="0cm" style:auto-text-indent="false" fo:background-color="#ffffff" fo:padding="0cm" fo:border="none" style:shadow="none"/>
      <style:text-properties officeooo:rsid="016ecd28" officeooo:paragraph-rsid="02538a09"/>
    </style:style>
    <style:style style:name="P6" style:family="paragraph" style:parent-style-name="Standard">
      <loext:graphic-properties draw:fill="solid" draw:fill-color="#ffffff"/>
      <style:paragraph-properties fo:margin-left="0cm" fo:margin-right="0.499cm" fo:margin-top="0.199cm" fo:margin-bottom="0cm" style:contextual-spacing="false" fo:text-indent="0cm" style:auto-text-indent="false" fo:background-color="#ffffff" fo:padding="0cm" fo:border="none" style:shadow="none"/>
      <style:text-properties officeooo:rsid="016ecd28" officeooo:paragraph-rsid="0256fc6d"/>
    </style:style>
    <style:style style:name="P7" style:family="paragraph" style:parent-style-name="Standard">
      <loext:graphic-properties draw:fill="solid" draw:fill-color="#ffffff"/>
      <style:paragraph-properties fo:margin-left="0cm" fo:margin-right="0.499cm" fo:margin-top="0.199cm" fo:margin-bottom="0cm" style:contextual-spacing="false" fo:text-indent="0cm" style:auto-text-indent="false" fo:background-color="#ffffff" fo:padding="0cm" fo:border="none" style:shadow="none"/>
      <style:text-properties officeooo:rsid="02538a09" officeooo:paragraph-rsid="02538a09"/>
    </style:style>
    <style:style style:name="T1" style:family="text">
      <style:text-properties fo:color="#000000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2" style:family="text">
      <style:text-properties fo:color="#000000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3" style:family="text">
      <style:text-properties fo:color="#800080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4" style:family="text">
      <style:text-properties fo:color="#800080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5" style:family="text">
      <style:text-properties fo:color="#ffbf00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6" style:family="text">
      <style:text-properties fo:color="#ffbf00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7" style:family="text">
      <style:text-properties fo:color="#2a6099" loext:opacity="100%" style:font-name="JetBrains Mono1" fo:font-size="10pt" fo:font-style="normal" fo:font-weight="normal" fo:background-color="#ffdbb6" loext:char-shading-value="0" style:font-size-asian="10pt" style:font-style-asian="normal" style:font-weight-asian="normal"/>
    </style:style>
    <style:style style:name="T8" style:family="text">
      <style:text-properties fo:color="#2a6099" loext:opacity="100%" style:font-name="JetBrains Mono1" fo:font-size="10pt" fo:font-style="normal" fo:font-weight="normal" fo:background-color="#ffdbb6" loext:char-shading-value="0" style:font-size-asian="10pt" style:font-style-asian="normal" style:font-weight-asian="normal"/>
    </style:style>
    <style:style style:name="T9" style:family="text">
      <style:text-properties fo:color="#2a6099" loext:opacity="100%" style:font-name="JetBrains Mono Extra Bold" fo:font-size="10pt" fo:font-style="normal" fo:font-weight="normal" fo:background-color="#ffdbb6" loext:char-shading-value="0" style:font-size-asian="10pt" style:font-style-asian="normal" style:font-weight-asian="normal"/>
    </style:style>
    <style:style style:name="T10" style:family="text">
      <style:text-properties fo:color="#2a6099" loext:opacity="100%" style:font-name="JetBrains Mono Extra Bold" fo:font-size="10pt" fo:font-style="normal" fo:font-weight="normal" fo:background-color="#ffdbb6" loext:char-shading-value="0" style:font-size-asian="10pt" style:font-style-asian="normal" style:font-weight-asian="normal"/>
    </style:style>
    <style:style style:name="T11" style:family="text">
      <style:text-properties fo:color="#2a6099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12" style:family="text">
      <style:text-properties fo:color="#2a6099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13" style:family="text">
      <style:text-properties style:use-window-font-color="true" loext:opacity="0%" style:font-name="JetBrains Mono" fo:background-color="#ffe994" loext:char-shading-value="0"/>
    </style:style>
    <style:style style:name="T14" style:family="text">
      <style:text-properties fo:color="#080808" loext:opacity="100%" style:font-name="JetBrains Mono1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80808" loext:opacity="100%" style:font-name="JetBrains Mono1" fo:font-size="10pt" fo:font-style="normal" fo:font-weight="normal" officeooo:rsid="016ecd28" style:font-size-asian="10pt" style:font-style-asian="normal" style:font-weight-asian="normal"/>
    </style:style>
    <style:style style:name="T16" style:family="text">
      <style:text-properties fo:color="#080808" loext:opacity="100%" style:font-name="JetBrains Mono1" fo:font-size="10pt" fo:font-style="normal" fo:font-weight="normal" fo:background-color="#ffe994" loext:char-shading-value="0" style:font-size-asian="10pt" style:font-style-asian="normal" style:font-weight-asian="normal"/>
    </style:style>
    <style:style style:name="T17" style:family="text">
      <style:text-properties fo:color="#080808" loext:opacity="100%" style:font-name="JetBrains Mono1" fo:font-size="10pt" fo:font-style="normal" fo:font-weight="normal" fo:background-color="#ffe994" loext:char-shading-value="0" style:font-size-asian="10pt" style:font-style-asian="normal" style:font-weight-asian="normal"/>
    </style:style>
    <style:style style:name="T18" style:family="text">
      <style:text-properties fo:color="#080808" loext:opacity="100%" style:font-name="JetBrains Mono1" fo:font-size="10pt" fo:font-style="normal" fo:font-weight="normal" fo:background-color="#fff5ce" loext:char-shading-value="0" style:font-size-asian="10pt" style:font-style-asian="normal" style:font-weight-asian="normal"/>
    </style:style>
    <style:style style:name="T19" style:family="text">
      <style:text-properties fo:color="#080808" loext:opacity="100%" style:font-name="JetBrains Mono1" fo:font-size="10pt" fo:font-style="normal" fo:font-weight="normal" fo:background-color="#ffdbb6" loext:char-shading-value="0" style:font-size-asian="10pt" style:font-style-asian="normal" style:font-weight-asian="normal"/>
    </style:style>
    <style:style style:name="T20" style:family="text">
      <style:text-properties fo:color="#080808" loext:opacity="100%" style:font-name="JetBrains Mono1" fo:font-size="10pt" fo:font-style="normal" fo:font-weight="normal" fo:background-color="#ffdbb6" loext:char-shading-value="0" style:font-size-asian="10pt" style:font-style-asian="normal" style:font-weight-asian="normal"/>
    </style:style>
    <style:style style:name="T21" style:family="text">
      <style:text-properties fo:color="#1750eb" loext:opacity="100%" style:font-name="JetBrains Mono1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33b3" loext:opacity="100%" style:font-name="JetBrains Mono1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33b3" loext:opacity="100%" style:font-name="JetBrains Mono1" fo:font-size="10pt" fo:font-style="normal" fo:font-weight="normal" officeooo:rsid="016ecd28" style:font-size-asian="10pt" style:font-style-asian="normal" style:font-weight-asian="normal"/>
    </style:style>
    <style:style style:name="T24" style:family="text">
      <style:text-properties fo:color="#0033b3" loext:opacity="100%" style:font-name="JetBrains Mono1" fo:font-size="10pt" fo:font-style="normal" fo:font-weight="normal" fo:background-color="#ffe994" loext:char-shading-value="0" style:font-size-asian="10pt" style:font-style-asian="normal" style:font-weight-asian="normal"/>
    </style:style>
    <style:style style:name="T25" style:family="text">
      <style:text-properties fo:color="#0033b3" loext:opacity="100%" style:font-name="JetBrains Mono1" fo:font-size="10pt" fo:font-style="normal" fo:font-weight="normal" fo:background-color="#ffe994" loext:char-shading-value="0" style:font-size-asian="10pt" style:font-style-asian="normal" style:font-weight-asian="normal"/>
    </style:style>
    <style:style style:name="T26" style:family="text">
      <style:text-properties fo:color="#0033b3" loext:opacity="100%" style:font-name="JetBrains Mono1" fo:font-size="10pt" fo:font-style="normal" fo:font-weight="normal" fo:background-color="#fff5ce" loext:char-shading-value="0" style:font-size-asian="10pt" style:font-style-asian="normal" style:font-weight-asian="normal"/>
    </style:style>
    <style:style style:name="T27" style:family="text">
      <style:text-properties fo:color="#0033b3" loext:opacity="100%" style:font-name="JetBrains Mono1" fo:font-size="10pt" fo:font-style="normal" fo:font-weight="normal" fo:background-color="#ffdbb6" loext:char-shading-value="0" style:font-size-asian="10pt" style:font-style-asian="normal" style:font-weight-asian="normal"/>
    </style:style>
    <style:style style:name="T28" style:family="text">
      <style:text-properties fo:color="#0033b3" loext:opacity="100%" style:font-name="JetBrains Mono1" fo:font-size="10pt" fo:font-style="normal" fo:font-weight="normal" fo:background-color="#ffdbb6" loext:char-shading-value="0" style:font-size-asian="10pt" style:font-style-asian="normal" style:font-weight-asian="normal"/>
    </style:style>
    <style:style style:name="T29" style:family="text">
      <style:text-properties fo:color="#0033b3" loext:opacity="100%" style:font-name="JetBrains Mono3" fo:font-size="10pt" fo:font-style="normal" fo:font-weight="normal" style:font-size-asian="10pt" style:font-style-asian="normal" style:font-weight-asian="normal"/>
    </style:style>
    <style:style style:name="T30" style:family="text">
      <style:text-properties fo:color="#0033b3" loext:opacity="100%" style:font-name="JetBrains Mono3" fo:font-size="10pt" fo:font-style="normal" fo:font-weight="normal" fo:background-color="#ffe994" loext:char-shading-value="0" style:font-size-asian="10pt" style:font-style-asian="normal" style:font-weight-asian="normal"/>
    </style:style>
    <style:style style:name="T31" style:family="text">
      <style:text-properties fo:color="#0033b3" loext:opacity="100%" style:font-name="JetBrains Mono3" fo:font-size="10pt" fo:font-style="normal" fo:font-weight="normal" fo:background-color="#ffe994" loext:char-shading-value="0" style:font-size-asian="10pt" style:font-style-asian="normal" style:font-weight-asian="normal"/>
    </style:style>
    <style:style style:name="T32" style:family="text">
      <style:text-properties fo:color="#0033b3" loext:opacity="100%" style:font-name="JetBrains Mono3" fo:font-size="10pt" fo:font-style="normal" fo:font-weight="normal" fo:background-color="#fff5ce" loext:char-shading-value="0" style:font-size-asian="10pt" style:font-style-asian="normal" style:font-weight-asian="normal"/>
    </style:style>
    <style:style style:name="T33" style:family="text">
      <style:text-properties fo:color="#0033b3" loext:opacity="100%" style:font-name="JetBrains Mono3" fo:font-size="10pt" fo:font-style="normal" fo:font-weight="normal" fo:background-color="#ffdbb6" loext:char-shading-value="0" style:font-size-asian="10pt" style:font-style-asian="normal" style:font-weight-asian="normal"/>
    </style:style>
    <style:style style:name="T34" style:family="text">
      <style:text-properties fo:color="#0033b3" loext:opacity="100%" fo:font-size="10pt" style:font-size-asian="10pt"/>
    </style:style>
    <style:style style:name="T35" style:family="text">
      <style:text-properties fo:color="#0033b3" loext:opacity="100%" fo:font-size="10pt" officeooo:rsid="016ecd28" style:font-size-asian="10pt"/>
    </style:style>
    <style:style style:name="T36" style:family="text">
      <style:text-properties fo:color="#0033b3" loext:opacity="100%" style:font-name="JetBrains Mono" fo:font-size="10pt" fo:font-style="normal" fo:font-weight="normal" officeooo:rsid="016ecd28" fo:background-color="#ffe994" loext:char-shading-value="0" style:font-size-asian="10pt" style:font-style-asian="normal" style:font-weight-asian="normal"/>
    </style:style>
    <style:style style:name="T37" style:family="text">
      <style:text-properties fo:color="#0033b3" loext:opacity="100%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38" style:family="text">
      <style:text-properties fo:color="#0033b3" loext:opacity="100%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39" style:family="text">
      <style:text-properties fo:color="#067d17" loext:opacity="100%" style:font-name="JetBrains Mono1" fo:font-size="10pt" fo:font-style="normal" fo:font-weight="normal" style:font-size-asian="10pt" style:font-style-asian="normal" style:font-weight-asian="normal"/>
    </style:style>
    <style:style style:name="T40" style:family="text">
      <style:text-properties fo:color="#00627a" loext:opacity="100%" style:font-name="JetBrains Mono1" fo:font-size="10pt" fo:font-style="normal" fo:font-weight="normal" style:font-size-asian="10pt" style:font-style-asian="normal" style:font-weight-asian="normal"/>
    </style:style>
    <style:style style:name="T41" style:family="text">
      <style:text-properties fo:color="#00627a" loext:opacity="100%" style:font-name="JetBrains Mono1" fo:font-size="10pt" fo:font-style="normal" fo:font-weight="normal" fo:background-color="#ffe994" loext:char-shading-value="0" style:font-size-asian="10pt" style:font-style-asian="normal" style:font-weight-asian="normal"/>
    </style:style>
    <style:style style:name="T42" style:family="text">
      <style:text-properties fo:color="#00627a" loext:opacity="100%" style:font-name="JetBrains Mono1" fo:font-size="10pt" fo:font-style="normal" fo:font-weight="normal" fo:background-color="#ffe994" loext:char-shading-value="0" style:font-size-asian="10pt" style:font-style-asian="normal" style:font-weight-asian="normal"/>
    </style:style>
    <style:style style:name="T43" style:family="text">
      <style:text-properties fo:color="#00627a" loext:opacity="100%" style:font-name="JetBrains Mono1" fo:font-size="10pt" fo:font-style="normal" fo:font-weight="normal" fo:background-color="#fff5ce" loext:char-shading-value="0" style:font-size-asian="10pt" style:font-style-asian="normal" style:font-weight-asian="normal"/>
    </style:style>
    <style:style style:name="T44" style:family="text">
      <style:text-properties fo:color="#00627a" loext:opacity="100%" style:font-name="JetBrains Mono1" fo:font-size="10pt" fo:font-style="normal" fo:font-weight="normal" fo:background-color="#ffdbb6" loext:char-shading-value="0" style:font-size-asian="10pt" style:font-style-asian="normal" style:font-weight-asian="normal"/>
    </style:style>
    <style:style style:name="T45" style:family="text">
      <style:text-properties fo:color="#00627a" loext:opacity="100%" style:font-name="JetBrains Mono1" fo:font-size="10pt" fo:font-style="normal" fo:font-weight="normal" fo:background-color="#ffdbb6" loext:char-shading-value="0" style:font-size-asian="10pt" style:font-style-asian="normal" style:font-weight-asian="normal"/>
    </style:style>
    <style:style style:name="T46" style:family="text">
      <style:text-properties fo:color="#8c8c8c" loext:opacity="100%" style:font-name="JetBrains Mono1" fo:font-size="10pt" fo:font-style="italic" fo:font-weight="normal" style:font-size-asian="10pt" style:font-style-asian="italic" style:font-weight-asian="normal"/>
    </style:style>
    <style:style style:name="T47" style:family="text">
      <style:text-properties fo:color="#660099" loext:opacity="100%" style:font-name="JetBrains Mono1" fo:font-size="10pt" fo:font-style="normal" fo:font-weight="normal" style:font-size-asian="10pt" style:font-style-asian="normal" style:font-weight-asian="normal"/>
    </style:style>
    <style:style style:name="T48" style:family="text">
      <style:text-properties fo:color="#9e880d" loext:opacity="100%" style:font-name="JetBrains Mono1" fo:font-size="10pt" fo:font-style="normal" fo:font-weight="normal" style:font-size-asian="10pt" style:font-style-asian="normal" style:font-weight-asian="normal"/>
    </style:style>
    <style:style style:name="T49" style:family="text">
      <style:text-properties fo:color="#bf0041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50" style:family="text">
      <style:text-properties fo:color="#bf0041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51" style:family="text">
      <style:text-properties fo:color="#861141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52" style:family="text">
      <style:text-properties fo:color="#861141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53" style:family="text">
      <style:text-properties fo:color="#355269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54" style:family="text">
      <style:text-properties fo:color="#355269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55" style:family="text">
      <style:text-properties fo:color="#ff0000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56" style:family="text">
      <style:text-properties fo:color="#ff0000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57" style:family="text">
      <style:text-properties fo:color="#158466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58" style:family="text">
      <style:text-properties fo:color="#158466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59" style:family="text">
      <style:text-properties fo:color="#3465a4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60" style:family="text">
      <style:text-properties fo:color="#3465a4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61" style:family="text">
      <style:text-properties fo:color="#ffffff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  <style:style style:name="T62" style:family="text">
      <style:text-properties fo:color="#ffffff" loext:opacity="100%" style:font-name="JetBrains Mono Extra Bold" fo:font-size="12pt" fo:font-style="normal" fo:font-weight="normal" fo:background-color="#ffdbb6" loext:char-shading-value="0" style:font-size-asian="12pt" style:font-style-asian="normal" style:font-weight-asian="norm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leLine2132382100832">
          <table:table-cell table:style-name="Tabella1.A1" office:value-type="string"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1"><text:span text:style-name="T13"/></text:p>
          </table:table-cell>
          <table:table-cell table:style-name="Tabella1.B1" office:value-type="string">
            <text:p text:style-name="P5"><text:span text:style-name="Jet"><text:span text:style-name="T38">from </text:span></text:span><text:span text:style-name="Jet"><text:span text:style-name="T15">django.shortcuts </text:span></text:span><text:span text:style-name="Jet"><text:span text:style-name="T23">import </text:span></text:span><text:span text:style-name="Jet"><text:span text:style-name="T15">render, redirect, get_object_or_404, reverse</text:span></text:span><text:span text:style-name="Jet"><text:span text:style-name="T35"><text:line-break/></text:span></text:span><text:span text:style-name="Jet"><text:span text:style-name="T23">from </text:span></text:span><text:span text:style-name="Jet"><text:span text:style-name="T15">django.core.paginator </text:span></text:span><text:span text:style-name="Jet"><text:span text:style-name="T23">import </text:span></text:span><text:span text:style-name="Jet"><text:span text:style-name="T15">Paginator, EmptyPage, PageNotAnInteger</text:span></text:span><text:span text:style-name="Jet"><text:span text:style-name="T35"><text:line-break/></text:span></text:span><text:span text:style-name="Jet"><text:span text:style-name="T23">from </text:span></text:span><text:span text:style-name="Jet"><text:span text:style-name="T15">django.utils.http </text:span></text:span><text:span text:style-name="Jet"><text:span text:style-name="T23">import </text:span></text:span><text:span text:style-name="Jet"><text:span text:style-name="T15">is_safe_url</text:span></text:span><text:span text:style-name="Jet"><text:span text:style-name="T35"><text:line-break/></text:span></text:span><text:span text:style-name="Jet"><text:span text:style-name="T23">from </text:span></text:span><text:span text:style-name="Jet"><text:span text:style-name="T15">django.http </text:span></text:span><text:span text:style-name="Jet"><text:span text:style-name="T23">import </text:span></text:span><text:span text:style-name="Jet"><text:span text:style-name="T15">HttpResponse, JsonResponse, Http404</text:span></text:span><text:span text:style-name="Jet"><text:span text:style-name="T35"><text:line-break/></text:span></text:span><text:span text:style-name="Jet"><text:span text:style-name="T23">from </text:span></text:span><text:span text:style-name="Jet"><text:span text:style-name="T15">django.conf </text:span></text:span><text:span text:style-name="Jet"><text:span text:style-name="T23">import </text:span></text:span><text:span text:style-name="Jet"><text:span text:style-name="T15">settings</text:span></text:span><text:span text:style-name="Jet"><text:span text:style-name="T35"><text:line-break/></text:span></text:span><text:span text:style-name="Jet"><text:span text:style-name="T23">from </text:span></text:span><text:span text:style-name="Jet"><text:span text:style-name="T15">django.db.models </text:span></text:span><text:span text:style-name="Jet"><text:span text:style-name="T23">import </text:span></text:span><text:span text:style-name="Jet"><text:span text:style-name="T15">Count, Q</text:span></text:span><text:span text:style-name="Jet"><text:span text:style-name="T35"><text:line-break/><text:line-break/></text:span></text:span><text:span text:style-name="Jet"><text:span text:style-name="T23">from </text:span></text:span><text:span text:style-name="Jet"><text:span text:style-name="T15">.forms </text:span></text:span><text:span text:style-name="Jet"><text:span text:style-name="T23">import </text:span></text:span><text:span text:style-name="Jet"><text:span text:style-name="T15">TextForm</text:span></text:span><text:span text:style-name="Jet"><text:span text:style-name="T35"><text:line-break/></text:span></text:span><text:span text:style-name="Jet"><text:span text:style-name="T23">from </text:span></text:span><text:span text:style-name="Jet"><text:span text:style-name="T15">.models </text:span></text:span><text:span text:style-name="Jet"><text:span text:style-name="T23">import </text:span></text:span><text:span text:style-name="Jet"><text:span text:style-name="T15">Text, Word, Dictionary, Language, Grammar, Underline, Category, TextView</text:span></text:span><text:span text:style-name="Jet"><text:span text:style-name="T35"><text:line-break/></text:span></text:span><text:span text:style-name="Jet"><text:span text:style-name="T23">from </text:span></text:span><text:span text:style-name="Jet"><text:span text:style-name="T15">.serializers </text:span></text:span><text:span text:style-name="Jet"><text:span text:style-name="T23">import </text:span></text:span><text:span text:style-name="Jet"><text:span text:style-name="T15">TextSerializer</text:span></text:span><text:span text:style-name="Jet"><text:span text:style-name="T35"><text:line-break/><text:line-break/></text:span></text:span><text:span text:style-name="Jet"><text:span text:style-name="T23">from </text:span></text:span><text:span text:style-name="Jet"><text:span text:style-name="T15">rest_framework.decorators </text:span></text:span><text:span text:style-name="Jet"><text:span text:style-name="T23">import </text:span></text:span><text:span text:style-name="Jet"><text:span text:style-name="T15">api_view</text:span></text:span><text:span text:style-name="Jet"><text:span text:style-name="T35"><text:line-break/></text:span></text:span><text:span text:style-name="Jet"><text:span text:style-name="T23">from </text:span></text:span><text:span text:style-name="Jet"><text:span text:style-name="T15">rest_framework.response </text:span></text:span><text:span text:style-name="Jet"><text:span text:style-name="T23">import </text:span></text:span><text:span text:style-name="Jet"><text:span text:style-name="T15">Response</text:span></text:span><text:span text:style-name="Jet"><text:span text:style-name="T35"><text:line-break/></text:span></text:span><text:span text:style-name="Jet"><text:span text:style-name="T23">from </text:span></text:span><text:span text:style-name="Jet"><text:span text:style-name="T15">rest_framework.pagination </text:span></text:span><text:span text:style-name="Jet"><text:span text:style-name="T23">import </text:span></text:span><text:span text:style-name="Jet"><text:span text:style-name="T15">PageNumberPagination</text:span></text:span></text:p>
            <text:p text:style-name="P4"><text:span text:style-name="Jet"><text:span text:style-name="T34"/></text:span></text:p>
            <text:p text:style-name="P4"><text:span text:style-name="Jet"><text:span text:style-name="T34"/></text:span></text:p>
            <text:p text:style-name="P4"><text:span text:style-name="Jet"><text:span text:style-name="T34"/></text:span></text:p>
            <text:p text:style-name="P4"><text:span text:style-name="Jet"><text:span text:style-name="T34"/></text:span></text:p>
            <text:p text:style-name="P4"><text:span text:style-name="Jet"><text:span text:style-name="T33">def </text:span></text:span><text:span text:style-name="T11">index</text:span><text:span text:style-name="T19">(request):</text:span><text:line-break/><text:span text:style-name="T14"> <text:s text:c="3"/>object_list = Text.objects.filter(</text:span><text:span text:style-name="T47">firstchapter</text:span><text:span text:style-name="T14">=</text:span><text:span text:style-name="T22">True</text:span><text:span text:style-name="T14">, </text:span><text:span text:style-name="T47">nocopy</text:span><text:span text:style-name="T14">=</text:span><text:span text:style-name="T22">True</text:span><text:span text:style-name="T14">)[:</text:span><text:span text:style-name="T21">3</text:span><text:span text:style-name="T14">]</text:span><text:line-break/><text:span text:style-name="T14"> <text:s text:c="3"/>latest = Text.objects.order_by(</text:span><text:span text:style-name="T39">'-timestamp'</text:span><text:span text:style-name="T14">)</text:span><text:line-break/><text:span text:style-name="T14"> <text:s text:c="3"/>page = Paginator(latest, </text:span><text:span text:style-name="T21">3</text:span><text:span text:style-name="T14">)</text:span><text:line-break/><text:line-break/><text:span text:style-name="T14"> <text:s text:c="3"/></text:span><text:span text:style-name="T22">if </text:span><text:span text:style-name="T14">request.method == </text:span><text:span text:style-name="T39">"POST"</text:span><text:span text:style-name="T14">:</text:span><text:line-break/><text:span text:style-name="T14"> <text:s text:c="7"/>email = request.POST[</text:span><text:span text:style-name="T39">"email"</text:span><text:span text:style-name="T14">]</text:span><text:line-break/><text:span text:style-name="T14"> <text:s text:c="7"/>new_signup = Signup()</text:span><text:line-break/><text:span text:style-name="T14"> <text:s text:c="7"/>new_signup.email = email</text:span><text:line-break/><text:span text:style-name="T14"> <text:s text:c="7"/>new_signup.save()</text:span><text:line-break/><text:line-break/><text:span text:style-name="T14"> <text:s text:c="3"/>context = {</text:span><text:line-break/><text:span text:style-name="T14"> <text:s text:c="7"/></text:span><text:span text:style-name="T39">'object_list'</text:span><text:span text:style-name="T14">: object_list,</text:span><text:line-break/><text:span text:style-name="T14"> <text:s text:c="7"/></text:span><text:span text:style-name="T39">'page'</text:span><text:span text:style-name="T14">: page</text:span><text:line-break/><text:span text:style-name="T14"> <text:s text:c="3"/>}</text:span><text:line-break/><text:span text:style-name="T14"> <text:s text:c="3"/></text:span><text:span text:style-name="T22">return </text:span><text:span text:style-name="T14">render(request, </text:span><text:span text:style-name="T39">'index.html'</text:span><text:span text:style-name="T14">, context)</text:span></text:p>
            <text:p text:style-name="P3"><text:span text:style-name="Jet"/></text:p>
          </table:table-cell>
        </table:table-row>
        <text:soft-page-break/>
        <table:table-row table:style-name="TableLine213238210083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5"><text:span text:style-name="T27">def </text:span><text:span text:style-name="T11">search</text:span><text:span text:style-name="T19">(request):</text:span><text:line-break/><text:span text:style-name="T14"> <text:s text:c="3"/>texty_searchy = Text.objects.all()</text:span><text:line-break/><text:span text:style-name="T14"> <text:s text:c="3"/>query = request.GET.get(</text:span><text:span text:style-name="T39">'q'</text:span><text:span text:style-name="T14">)</text:span><text:line-break/><text:span text:style-name="T14"> <text:s text:c="3"/></text:span><text:line-break/><text:span text:style-name="T14"> <text:s text:c="3"/></text:span><text:span text:style-name="T22">if </text:span><text:span text:style-name="T14">query:</text:span><text:line-break/><text:span text:style-name="T14"> <text:s text:c="7"/>texty_searchy = texty_searchy.filter(</text:span><text:line-break/><text:span text:style-name="T14"> <text:s text:c="11"/>Q(</text:span><text:span text:style-name="T47">title__icontains</text:span><text:span text:style-name="T14">=query) |</text:span><text:line-break/><text:span text:style-name="T14"> <text:s text:c="11"/>Q(</text:span><text:span text:style-name="T47">text__icontains</text:span><text:span text:style-name="T14">=query) |</text:span><text:line-break/><text:span text:style-name="T14"> <text:s text:c="11"/>Q(</text:span><text:span text:style-name="T47">id__icontains</text:span><text:span text:style-name="T14">=query)</text:span><text:line-break/><text:span text:style-name="T14"> <text:s text:c="7"/>).distinct()</text:span><text:line-break/><text:span text:style-name="T14"> <text:s text:c="3"/>context = {</text:span><text:line-break/><text:span text:style-name="T14"> <text:s text:c="7"/></text:span><text:span text:style-name="T39">'texty_searchy'</text:span><text:span text:style-name="T14">: texty_searchy</text:span><text:line-break/><text:span text:style-name="T14"> <text:s text:c="3"/>}</text:span><text:line-break/><text:span text:style-name="T14"> <text:s text:c="3"/></text:span><text:span text:style-name="T22">return </text:span><text:span text:style-name="T14">render(request, </text:span><text:span text:style-name="T39">'pages/search_results.html'</text:span><text:span text:style-name="T14">, context)</text:span></text:p>
            <text:p text:style-name="P5"/>
            <text:p text:style-name="P5"><text:span text:style-name="T27">def </text:span><text:span text:style-name="T11">feed</text:span><text:span text:style-name="T19">(request):</text:span><text:line-break/><text:span text:style-name="T14"> <text:s text:c="3"/>category_count = get_category_count()</text:span><text:line-break/><text:span text:style-name="T14"> <text:s text:c="3"/>most_recent = Text.objects.order_by(</text:span><text:span text:style-name="T39">'-timestamp'</text:span><text:span text:style-name="T14">)[:</text:span><text:span text:style-name="T21">3</text:span><text:span text:style-name="T14">]</text:span><text:line-break/><text:span text:style-name="T14"> <text:s text:c="3"/>text_list = Text.objects.filter(</text:span><text:span text:style-name="T47">firstchapter</text:span><text:span text:style-name="T14">=</text:span><text:span text:style-name="T22">True</text:span><text:span text:style-name="T14">, </text:span><text:span text:style-name="T47">nocopy</text:span><text:span text:style-name="T14">=</text:span><text:span text:style-name="T22">True</text:span><text:span text:style-name="T14">)</text:span><text:line-break/><text:span text:style-name="T14"> <text:s text:c="3"/>paginator = Paginator(text_list, </text:span><text:span text:style-name="T21">9</text:span><text:span text:style-name="T14">)</text:span><text:line-break/><text:span text:style-name="T14"> <text:s text:c="3"/>page_request_var = </text:span><text:span text:style-name="T39">'page'</text:span><text:line-break/><text:span text:style-name="T39"> <text:s text:c="3"/></text:span><text:span text:style-name="T14">page = request.GET.get(page_request_var)</text:span><text:line-break/><text:span text:style-name="T14"> <text:s text:c="3"/></text:span><text:span text:style-name="T22">try</text:span><text:span text:style-name="T14">:</text:span><text:line-break/><text:span text:style-name="T14"> <text:s text:c="7"/>paginated_queryset = paginator.page(page)</text:span><text:line-break/><text:span text:style-name="T14"> <text:s text:c="3"/></text:span><text:span text:style-name="T22">except </text:span><text:span text:style-name="T14">PageNotAnInteger:</text:span><text:line-break/><text:span text:style-name="T14"> <text:s text:c="7"/>paginated_queryset = paginator.page(</text:span><text:span text:style-name="T21">1</text:span><text:span text:style-name="T14">)</text:span><text:line-break/><text:span text:style-name="T14"> <text:s text:c="3"/></text:span><text:span text:style-name="T22">except </text:span><text:span text:style-name="T14">EmptyPage:</text:span><text:line-break/><text:span text:style-name="T14"> <text:s text:c="7"/>paginated_queryset = paginator.page(paginator.num_pages)</text:span><text:line-break/><text:span text:style-name="T14"> <text:s text:c="3"/></text:span><text:line-break/><text:span text:style-name="T14"> <text:s text:c="3"/>context = {</text:span><text:line-break/><text:span text:style-name="T14"> <text:s text:c="7"/></text:span><text:span text:style-name="T39">'queryset'</text:span><text:span text:style-name="T14">: paginated_queryset,</text:span><text:line-break/><text:span text:style-name="T14"> <text:s text:c="7"/></text:span><text:span text:style-name="T39">'most_recent'</text:span><text:span text:style-name="T14">: most_recent,</text:span><text:line-break/><text:span text:style-name="T14"> <text:s text:c="7"/></text:span><text:span text:style-name="T39">'page_request_var'</text:span><text:span text:style-name="T14">: page_request_var,</text:span><text:line-break/><text:span text:style-name="T14"> <text:s text:c="7"/></text:span><text:span text:style-name="T39">'category_count'</text:span><text:span text:style-name="T14">: category_count,</text:span><text:line-break/><text:span text:style-name="T14"> <text:s text:c="7"/></text:span><text:span text:style-name="T39">'text_list'</text:span><text:span text:style-name="T14">: text_list,</text:span><text:line-break/><text:span text:style-name="T14"> <text:s text:c="3"/>}</text:span><text:line-break/><text:span text:style-name="T14"> <text:s text:c="3"/></text:span><text:span text:style-name="T22">return </text:span><text:span text:style-name="T14">render(request, </text:span><text:span text:style-name="T39">'feed.html'</text:span><text:span text:style-name="T14">, context)</text:span></text:p>
          </table:table-cell>
        </table:table-row>
        <text:soft-page-break/>
        <table:table-row table:style-name="TableLine213238210083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5"><text:span text:style-name="T27">def </text:span><text:span text:style-name="T11">get_category_count</text:span><text:span text:style-name="T19">():</text:span><text:line-break/><text:span text:style-name="T14"> <text:s text:c="3"/>queryset = Text.objects.values(</text:span><text:span text:style-name="T39">'categories__name'</text:span><text:span text:style-name="T14">).annotate(Count(</text:span><text:span text:style-name="T39">'categories__name'</text:span><text:span text:style-name="T14">))</text:span><text:line-break/><text:span text:style-name="T14"> <text:s text:c="3"/></text:span><text:span text:style-name="T22">return </text:span><text:span text:style-name="T14">queryset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27">def </text:span><text:span text:style-name="T11">update</text:span><text:span text:style-name="T19">(request, text_id, *args, **kwargs):</text:span><text:line-break/><text:span text:style-name="T14"> <text:s text:c="3"/>title = </text:span><text:span text:style-name="T39">'Update'</text:span><text:line-break/><text:span text:style-name="T39"> <text:s text:c="3"/></text:span><text:span text:style-name="T14">text = get_object_or_404(Text, </text:span><text:span text:style-name="T47">id</text:span><text:span text:style-name="T14">=text_id)</text:span><text:line-break/><text:span text:style-name="T14"> <text:s text:c="3"/>form = TextForm(</text:span><text:line-break/><text:span text:style-name="T14"> <text:s text:c="7"/>request.POST </text:span><text:span text:style-name="T22">or None</text:span><text:span text:style-name="T14">,</text:span><text:line-break/><text:span text:style-name="T14"> <text:s text:c="7"/>request.FILES </text:span><text:span text:style-name="T22">or None</text:span><text:span text:style-name="T14">,</text:span><text:line-break/><text:span text:style-name="T14"> <text:s text:c="7"/></text:span><text:span text:style-name="T47">instance</text:span><text:span text:style-name="T14">=text)</text:span><text:line-break/><text:span text:style-name="T14"> <text:s text:c="3"/>user = request.user</text:span><text:line-break/><text:span text:style-name="T14"> <text:s text:c="3"/></text:span><text:span text:style-name="T22">if </text:span><text:span text:style-name="T14">request.method == </text:span><text:span text:style-name="T39">"POST"</text:span><text:span text:style-name="T14">:</text:span><text:line-break/><text:span text:style-name="T14"> <text:s text:c="7"/></text:span><text:span text:style-name="T22">if </text:span><text:span text:style-name="T14">form.is_valid():</text:span><text:line-break/><text:span text:style-name="T14"> <text:s text:c="11"/>form.instance.user = user</text:span><text:line-break/><text:span text:style-name="T14"> <text:s text:c="11"/>form.save()</text:span><text:line-break/><text:span text:style-name="T14"> <text:s text:c="11"/></text:span><text:span text:style-name="T22">return </text:span><text:span text:style-name="T14">redirect(</text:span><text:span text:style-name="T39">'/feed'</text:span><text:span text:style-name="T14">)</text:span><text:line-break/><text:span text:style-name="T14"> <text:s text:c="3"/>context = {</text:span><text:line-break/><text:span text:style-name="T14"> <text:s text:c="7"/></text:span><text:span text:style-name="T39">'title'</text:span><text:span text:style-name="T14">: title,</text:span><text:line-break/><text:span text:style-name="T14"> <text:s text:c="7"/></text:span><text:span text:style-name="T39">'form'</text:span><text:span text:style-name="T14">: form,</text:span><text:line-break/><text:span text:style-name="T14"> <text:s text:c="7"/></text:span><text:span text:style-name="T39">'btn_label'</text:span><text:span text:style-name="T14">: </text:span><text:span text:style-name="T39">'Inserisci'</text:span><text:span text:style-name="T14">,</text:span><text:line-break/><text:span text:style-name="T14"> <text:s text:c="7"/></text:span><text:span text:style-name="T39">'text_id'</text:span><text:span text:style-name="T14">: text_id</text:span><text:line-break/><text:span text:style-name="T14"> <text:s text:c="3"/>}</text:span><text:line-break/><text:span text:style-name="T14"> <text:s text:c="3"/></text:span><text:span text:style-name="T22">return </text:span><text:span text:style-name="T14">render(request, </text:span><text:span text:style-name="T39">"pages/text_update.html"</text:span><text:span text:style-name="T14">, context)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27">def </text:span><text:span text:style-name="T11">text_view</text:span><text:span text:style-name="T19">(request, text_id, *args, **kwargs):</text:span><text:line-break/><text:span text:style-name="T14"> <text:s text:c="3"/>context = {</text:span><text:line-break/><text:span text:style-name="T14"> <text:s text:c="7"/></text:span><text:span text:style-name="T39">'text_id'</text:span><text:span text:style-name="T14">: text_id,</text:span><text:line-break/><text:span text:style-name="T14"> <text:s text:c="3"/>}</text:span><text:line-break/><text:span text:style-name="T14"> <text:s text:c="3"/></text:span><text:span text:style-name="T22">return </text:span><text:span text:style-name="T14">render(request, </text:span><text:span text:style-name="T39">'pages/visualize.html'</text:span><text:span text:style-name="T14">, context)</text:span></text:p>
            <text:p text:style-name="P5"><text:span text:style-name="T14"/></text:p>
          </table:table-cell>
        </table:table-row>
        <text:soft-page-break/>
        <table:table-row table:style-name="TableLine213238210083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5"><text:span text:style-name="T27">def </text:span><text:span text:style-name="T11">text_create_view</text:span><text:span text:style-name="T19">(request, *args, **kwargs):</text:span><text:line-break/><text:span text:style-name="T14"> <text:s text:c="3"/>user = request.user</text:span><text:line-break/><text:span text:style-name="T14"> <text:s text:c="3"/></text:span><text:span text:style-name="T22">if not </text:span><text:span text:style-name="T14">user.is_authenticated:</text:span><text:line-break/><text:span text:style-name="T14"> <text:s text:c="7"/>user=</text:span><text:span text:style-name="T22">None</text:span><text:line-break/><text:span text:style-name="T22"> <text:s text:c="7"/>if </text:span><text:span text:style-name="T14">request.is_ajax():</text:span><text:line-break/><text:span text:style-name="T14"> <text:s text:c="11"/></text:span><text:span text:style-name="T22">return </text:span><text:span text:style-name="T14">JsonResponse({}, </text:span><text:span text:style-name="T47">status</text:span><text:span text:style-name="T14">=</text:span><text:span text:style-name="T21">401</text:span><text:span text:style-name="T14">)</text:span><text:line-break/><text:span text:style-name="T14"> <text:s text:c="7"/></text:span><text:span text:style-name="T22">return </text:span><text:span text:style-name="T14">redirect(settings.LOGIN_URL)</text:span><text:line-break/><text:span text:style-name="T14"> <text:s text:c="3"/>form = TextForm(request.POST </text:span><text:span text:style-name="T22">or None</text:span><text:span text:style-name="T14">, request.FILES </text:span><text:span text:style-name="T22">or None</text:span><text:span text:style-name="T14">)</text:span><text:line-break/><text:span text:style-name="T14"> <text:s text:c="3"/></text:span><text:span text:style-name="T22">if </text:span><text:span text:style-name="T14">request.method == </text:span><text:span text:style-name="T39">"POST"</text:span><text:span text:style-name="T14">:</text:span><text:line-break/><text:span text:style-name="T14"> <text:s text:c="7"/></text:span><text:span text:style-name="T22">if </text:span><text:span text:style-name="T14">form.is_valid():</text:span><text:line-break/><text:span text:style-name="T14"> <text:s text:c="11"/>obj = form.save(</text:span><text:span text:style-name="T47">commit</text:span><text:span text:style-name="T14">=</text:span><text:span text:style-name="T22">False</text:span><text:span text:style-name="T14">)</text:span><text:line-break/><text:span text:style-name="T14"> <text:s text:c="11"/>obj.user = user</text:span><text:line-break/><text:span text:style-name="T14"> <text:s text:c="11"/>obj.save()</text:span><text:line-break/><text:span text:style-name="T14"> <text:s text:c="11"/></text:span><text:span text:style-name="T22">return </text:span><text:span text:style-name="T14">redirect(</text:span><text:span text:style-name="T39">'/feed'</text:span><text:span text:style-name="T14">)</text:span><text:line-break/><text:span text:style-name="T14"> <text:s text:c="3"/>context = { </text:span><text:span text:style-name="T39">'form'</text:span><text:span text:style-name="T14">: form,</text:span><text:line-break/><text:span text:style-name="T14"> <text:s text:c="15"/></text:span><text:span text:style-name="T39">'btn_label'</text:span><text:span text:style-name="T14">: </text:span><text:span text:style-name="T39">'Inserisci'</text:span><text:span text:style-name="T14">,</text:span><text:line-break/><text:span text:style-name="T14"> <text:s text:c="15"/></text:span><text:span text:style-name="T39">'title'</text:span><text:span text:style-name="T14">: </text:span><text:span text:style-name="T39">'Inserimento testo'</text:span><text:line-break/><text:span text:style-name="T39"> <text:s text:c="3"/></text:span><text:span text:style-name="T14">}</text:span><text:line-break/><text:span text:style-name="T14"> <text:s text:c="3"/></text:span><text:span text:style-name="T22">return </text:span><text:span text:style-name="T14">render(request, </text:span><text:span text:style-name="T39">'pages/forms.html'</text:span><text:span text:style-name="T14">, context)</text:span></text:p>
            <text:p text:style-name="P5"/>
            <text:p text:style-name="P5"/>
            <text:p text:style-name="P5"/>
            <text:p text:style-name="P5"><text:span text:style-name="T27">def </text:span><text:span text:style-name="T11">text_view</text:span><text:span text:style-name="T19">(request, text_id, *args, **kwargs):</text:span><text:line-break/><text:span text:style-name="T14"> <text:s text:c="3"/>most_recent = Text.objects.order_by(</text:span><text:span text:style-name="T39">'-timestamp'</text:span><text:span text:style-name="T14">)[:</text:span><text:span text:style-name="T21">3</text:span><text:span text:style-name="T14">]</text:span><text:line-break/><text:span text:style-name="T14"> <text:s text:c="3"/>text = get_object_or_404(Text, </text:span><text:span text:style-name="T47">id</text:span><text:span text:style-name="T14">=text_id)</text:span><text:line-break/><text:line-break/><text:span text:style-name="T14"> <text:s text:c="3"/></text:span><text:span text:style-name="T22">if </text:span><text:span text:style-name="T14">request.user.is_authenticated:</text:span><text:line-break/><text:span text:style-name="T14"> <text:s text:c="7"/>TextView.objects.get_or_create(</text:span><text:span text:style-name="T47">user</text:span><text:span text:style-name="T14">=request.user, </text:span><text:span text:style-name="T47">text</text:span><text:span text:style-name="T14">=text)</text:span><text:line-break/><text:line-break/><text:span text:style-name="T14"> <text:s text:c="3"/>context = {</text:span><text:line-break/><text:span text:style-name="T14"> <text:s text:c="7"/></text:span><text:span text:style-name="T39">'text_id'</text:span><text:span text:style-name="T14">: text_id,</text:span><text:line-break/><text:span text:style-name="T14"> <text:s text:c="7"/></text:span><text:span text:style-name="T39">'text'</text:span><text:span text:style-name="T14">: text,</text:span><text:line-break/><text:span text:style-name="T14"> <text:s text:c="7"/></text:span><text:span text:style-name="T39">'most_recent'</text:span><text:span text:style-name="T14">: most_recent</text:span><text:line-break/><text:span text:style-name="T14"> <text:s text:c="3"/>}</text:span><text:line-break/><text:span text:style-name="T14"> <text:s text:c="3"/></text:span><text:span text:style-name="T22">return </text:span><text:span text:style-name="T14">render(request, </text:span><text:span text:style-name="T39">'pages/visualize.html'</text:span><text:span text:style-name="T14">, context)</text:span></text:p>
            <text:p text:style-name="P5"/>
          </table:table-cell>
        </table:table-row>
        <text:soft-page-break/>
        <table:table-row table:style-name="TableLine213238210083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5"><text:span text:style-name="T48">@api_view</text:span><text:span text:style-name="T14">([</text:span><text:span text:style-name="T39">'GET'</text:span><text:span text:style-name="T14">])</text:span><text:line-break/><text:span text:style-name="T27">def </text:span><text:span text:style-name="T11">text_visualize_view</text:span><text:span text:style-name="T19">(request, text_id, *args, **kwargs):</text:span><text:line-break/><text:span text:style-name="T14"> <text:s text:c="3"/>qs = Text.objects.filter(</text:span><text:span text:style-name="T47">id </text:span><text:span text:style-name="T14">= text_id)</text:span><text:line-break/><text:span text:style-name="T14"> <text:s text:c="3"/></text:span><text:span text:style-name="T22">if not </text:span><text:span text:style-name="T14">qs.exists():</text:span><text:line-break/><text:span text:style-name="T14"> <text:s text:c="11"/></text:span><text:span text:style-name="T22">return </text:span><text:span text:style-name="T14">Response({}, </text:span><text:span text:style-name="T47">status</text:span><text:span text:style-name="T14">=</text:span><text:span text:style-name="T21">404</text:span><text:span text:style-name="T14">)</text:span><text:line-break/><text:span text:style-name="T14"> <text:s text:c="3"/>obj = qs.first()</text:span><text:line-break/><text:span text:style-name="T14"> <text:s text:c="3"/>serializer = TextSerializer(obj)</text:span><text:line-break/><text:span text:style-name="T14"> <text:s text:c="3"/>ds = obj.reference.all()</text:span><text:line-break/><text:span text:style-name="T14"> <text:s text:c="3"/>i = </text:span><text:span text:style-name="T21">0</text:span><text:line-break/><text:span text:style-name="T21"> <text:s text:c="3"/></text:span><text:span text:style-name="T14">dd = {}</text:span><text:line-break/><text:span text:style-name="T14"> <text:s text:c="3"/></text:span><text:span text:style-name="T22">for </text:span><text:span text:style-name="T14">d </text:span><text:span text:style-name="T22">in </text:span><text:span text:style-name="T14">ds:</text:span><text:line-break/><text:span text:style-name="T14"> <text:s text:c="7"/>dd[str(i)] = {</text:span><text:line-break/><text:span text:style-name="T14"> <text:s text:c="11"/></text:span><text:span text:style-name="T39">'word'</text:span><text:span text:style-name="T14">: d.word.sentence,</text:span><text:line-break/><text:span text:style-name="T14"> <text:s text:c="11"/></text:span><text:span text:style-name="T39">'translation'</text:span><text:span text:style-name="T14">: d.translation.sentence,</text:span><text:line-break/><text:span text:style-name="T14"> <text:s text:c="11"/></text:span><text:span text:style-name="T39">'synonym'</text:span><text:span text:style-name="T14">: d.synonym</text:span><text:line-break/><text:span text:style-name="T14"> <text:s text:c="7"/>}</text:span><text:line-break/><text:span text:style-name="T14"> <text:s text:c="7"/>i+=</text:span><text:span text:style-name="T21">1</text:span><text:line-break/><text:span text:style-name="T21"> <text:s text:c="3"/></text:span><text:span text:style-name="T14">us = obj.underlines.all()</text:span><text:line-break/><text:span text:style-name="T14"> <text:s text:c="3"/>i = </text:span><text:span text:style-name="T21">0</text:span><text:line-break/><text:span text:style-name="T21"> <text:s text:c="3"/></text:span><text:span text:style-name="T14">uu = {}</text:span><text:line-break/><text:span text:style-name="T14"> <text:s text:c="3"/></text:span><text:span text:style-name="T22">for </text:span><text:span text:style-name="T14">u </text:span><text:span text:style-name="T22">in </text:span><text:span text:style-name="T14">us:</text:span><text:line-break/><text:span text:style-name="T14"> <text:s text:c="7"/>uu[str(i)] = {</text:span><text:line-break/><text:span text:style-name="T14"> <text:s text:c="11"/></text:span><text:span text:style-name="T39">'word'</text:span><text:span text:style-name="T14">: u.ref.sentence,</text:span><text:line-break/><text:span text:style-name="T14"> <text:s text:c="11"/></text:span><text:span text:style-name="T39">'grammar'</text:span><text:span text:style-name="T14">: u.gram.typology</text:span><text:line-break/><text:span text:style-name="T14"> <text:s text:c="7"/>}</text:span><text:line-break/><text:span text:style-name="T14"> <text:s text:c="7"/></text:span><text:line-break/><text:span text:style-name="T14"> <text:s text:c="7"/>i+=</text:span><text:span text:style-name="T21">1</text:span><text:line-break/><text:span text:style-name="T21"> <text:s text:c="3"/></text:span><text:span text:style-name="T14">data = serializer.data</text:span><text:line-break/><text:span text:style-name="T14"> <text:s text:c="3"/>data[</text:span><text:span text:style-name="T39">'reference'</text:span><text:span text:style-name="T14">] = dd</text:span><text:line-break/><text:span text:style-name="T14"> <text:s text:c="3"/>data[</text:span><text:span text:style-name="T39">'underlines'</text:span><text:span text:style-name="T14">] = uu</text:span><text:line-break/><text:span text:style-name="T14"> <text:s text:c="3"/></text:span><text:span text:style-name="T22">return </text:span><text:span text:style-name="T14">Response(data, </text:span><text:span text:style-name="T47">status</text:span><text:span text:style-name="T14">=</text:span><text:span text:style-name="T21">200</text:span><text:span text:style-name="T14">)</text:span>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Line213238210083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5"><text:span text:style-name="T27">def </text:span><text:span text:style-name="T11">text_edit_view</text:span><text:span text:style-name="T19">(request, text_id, *args, **kwargs):</text:span><text:line-break/><text:span text:style-name="T14"> <text:s text:c="3"/>user = request.user</text:span><text:line-break/><text:span text:style-name="T14"> <text:s text:c="3"/></text:span><text:span text:style-name="T22">if not </text:span><text:span text:style-name="T14">user.is_authenticated:</text:span><text:line-break/><text:span text:style-name="T14"> <text:s text:c="7"/>user=</text:span><text:span text:style-name="T22">None</text:span><text:line-break/><text:span text:style-name="T22"> <text:s text:c="7"/>if </text:span><text:span text:style-name="T14">request.is_ajax():</text:span><text:line-break/><text:span text:style-name="T14"> <text:s text:c="11"/></text:span><text:span text:style-name="T22">return </text:span><text:span text:style-name="T14">JsonResponse({}, </text:span><text:span text:style-name="T47">status</text:span><text:span text:style-name="T14">=</text:span><text:span text:style-name="T21">401</text:span><text:span text:style-name="T14">)</text:span><text:line-break/><text:span text:style-name="T14"> <text:s text:c="7"/></text:span><text:span text:style-name="T22">return </text:span><text:span text:style-name="T14">redirect(settings.LOGIN_URL)</text:span><text:line-break/><text:span text:style-name="T14"> <text:s text:c="3"/>context = { </text:span><text:span text:style-name="T39">'text_id'</text:span><text:span text:style-name="T14">: text_id}</text:span><text:line-break/><text:span text:style-name="T14"> <text:s text:c="3"/>qs = Text.objects.filter(</text:span><text:span text:style-name="T47">id</text:span><text:span text:style-name="T14">=text_id)</text:span><text:line-break/><text:span text:style-name="T14"> <text:s text:c="3"/></text:span><text:line-break/><text:span text:style-name="T14"> <text:s text:c="3"/></text:span><text:span text:style-name="T22">if </text:span><text:span text:style-name="T14">qs.exists():</text:span><text:line-break/><text:span text:style-name="T14"> <text:s text:c="7"/></text:span><text:span text:style-name="T22">return </text:span><text:span text:style-name="T14">render(request, </text:span><text:span text:style-name="T39">'pages/edit.html'</text:span><text:span text:style-name="T14">, context)</text:span><text:line-break/><text:span text:style-name="T14"> <text:s text:c="3"/></text:span><text:span text:style-name="T22">else</text:span><text:span text:style-name="T14">:</text:span><text:line-break/><text:span text:style-name="T14"> <text:s text:c="7"/>context = {</text:span><text:span text:style-name="T39">'message'</text:span><text:span text:style-name="T14">: </text:span><text:span text:style-name="T39">'the text selected does not exists'</text:span><text:span text:style-name="T14">}</text:span><text:line-break/><text:span text:style-name="T14"> <text:s text:c="7"/></text:span><text:span text:style-name="T22">return </text:span><text:span text:style-name="T14">render(request, </text:span><text:span text:style-name="T39">'pages/error.html'</text:span><text:span text:style-name="T14">, context)</text:span></text:p>
            <text:p text:style-name="P5"/>
            <text:p text:style-name="P7"/>
            <text:p text:style-name="P7"/>
            <text:p text:style-name="P7"/>
            <text:p text:style-name="P5"><text:span text:style-name="T27">def </text:span><text:span text:style-name="T11">text_tr_view</text:span><text:span text:style-name="T19">(request, text_id, *args, **kwargs):</text:span><text:line-break/><text:span text:style-name="T14"> <text:s text:c="3"/>user = request.user</text:span><text:line-break/><text:span text:style-name="T14"> <text:s text:c="3"/></text:span><text:span text:style-name="T22">if not </text:span><text:span text:style-name="T14">user.is_authenticated:</text:span><text:line-break/><text:span text:style-name="T14"> <text:s text:c="7"/>user=</text:span><text:span text:style-name="T22">None</text:span><text:line-break/><text:span text:style-name="T22"> <text:s text:c="7"/>if </text:span><text:span text:style-name="T14">request.is_ajax():</text:span><text:line-break/><text:span text:style-name="T14"> <text:s text:c="11"/></text:span><text:span text:style-name="T22">return </text:span><text:span text:style-name="T14">JsonResponse({}, </text:span><text:span text:style-name="T47">status</text:span><text:span text:style-name="T14">=</text:span><text:span text:style-name="T21">401</text:span><text:span text:style-name="T14">)</text:span><text:line-break/><text:span text:style-name="T14"> <text:s text:c="7"/></text:span><text:span text:style-name="T22">return </text:span><text:span text:style-name="T14">redirect(settings.LOGIN_URL)</text:span><text:line-break/><text:span text:style-name="T14"> <text:s text:c="3"/>context = { </text:span><text:span text:style-name="T39">'text_id'</text:span><text:span text:style-name="T14">: text_id}</text:span><text:line-break/><text:span text:style-name="T14"> <text:s text:c="3"/>qs = Text.objects.filter(</text:span><text:span text:style-name="T47">id</text:span><text:span text:style-name="T14">=text_id)</text:span><text:line-break/><text:span text:style-name="T14"> <text:s text:c="3"/></text:span><text:line-break/><text:span text:style-name="T14"> <text:s text:c="3"/></text:span><text:span text:style-name="T22">if </text:span><text:span text:style-name="T14">qs.exists():</text:span><text:line-break/><text:span text:style-name="T14"> <text:s text:c="7"/></text:span><text:span text:style-name="T22">return </text:span><text:span text:style-name="T14">render(request, </text:span><text:span text:style-name="T39">'pages/translate.html'</text:span><text:span text:style-name="T14">, context)</text:span><text:line-break/><text:span text:style-name="T14"> <text:s text:c="3"/></text:span><text:span text:style-name="T22">else</text:span><text:span text:style-name="T14">:</text:span><text:line-break/><text:span text:style-name="T14"> <text:s text:c="7"/>context = {</text:span><text:span text:style-name="T39">'message'</text:span><text:span text:style-name="T14">: </text:span><text:span text:style-name="T39">'the text selected does not exists'</text:span><text:span text:style-name="T14">}</text:span><text:line-break/><text:span text:style-name="T14"> <text:s text:c="7"/></text:span><text:span text:style-name="T22">return </text:span><text:span text:style-name="T14">render(request, </text:span><text:span text:style-name="T39">'pages/error.html'</text:span><text:span text:style-name="T14">, context)</text:span></text:p>
            <text:p text:style-name="P5"><text:span text:style-name="T14"/></text:p>
            <text:p text:style-name="P5"><text:soft-page-break/><text:span text:style-name="T48">@api_view</text:span><text:span text:style-name="T14">([</text:span><text:span text:style-name="T39">'GET'</text:span><text:span text:style-name="T14">])</text:span><text:line-break/><text:span text:style-name="T27">def </text:span><text:span text:style-name="T11">retrieve_grammars_view</text:span><text:span text:style-name="T19">(request, lang, *args, **kwargs):</text:span><text:line-break/><text:span text:style-name="T14"> <text:s text:c="3"/>qs = Grammar.objects.filter(</text:span><text:span text:style-name="T47">language__name</text:span><text:span text:style-name="T14">=lang)</text:span><text:line-break/><text:span text:style-name="T14"> <text:s text:c="3"/>results = {}</text:span><text:line-break/><text:span text:style-name="T14"> <text:s text:c="3"/></text:span><text:span text:style-name="T22">if not </text:span><text:span text:style-name="T14">qs.exists():</text:span><text:line-break/><text:span text:style-name="T14"> <text:s text:c="7"/></text:span><text:span text:style-name="T22">return </text:span><text:span text:style-name="T14">Response({</text:span><text:span text:style-name="T39">'message'</text:span><text:span text:style-name="T14">: </text:span><text:span text:style-name="T39">'Language not found!'</text:span><text:span text:style-name="T14">}, </text:span><text:span text:style-name="T47">status</text:span><text:span text:style-name="T14">=</text:span><text:span text:style-name="T21">404</text:span><text:span text:style-name="T14">)</text:span><text:line-break/><text:span text:style-name="T14"> <text:s text:c="3"/></text:span><text:span text:style-name="T22">else</text:span><text:span text:style-name="T14">:</text:span><text:line-break/><text:span text:style-name="T14"> <text:s text:c="7"/>i = </text:span><text:span text:style-name="T21">0</text:span><text:line-break/><text:span text:style-name="T21"> <text:s text:c="7"/></text:span><text:line-break/><text:span text:style-name="T21"> <text:s text:c="7"/></text:span><text:span text:style-name="T22">for </text:span><text:span text:style-name="T14">g </text:span><text:span text:style-name="T22">in </text:span><text:span text:style-name="T14">qs:</text:span><text:line-break/><text:span text:style-name="T14"> <text:s text:c="11"/>results[str(i)] = g.typology</text:span><text:line-break/><text:span text:style-name="T14"> <text:s text:c="11"/>i += </text:span><text:span text:style-name="T21">1</text:span><text:line-break/><text:span text:style-name="T21"> <text:s text:c="7"/></text:span><text:span text:style-name="T22">return </text:span><text:span text:style-name="T14">Response(results, </text:span><text:span text:style-name="T47">status</text:span><text:span text:style-name="T14">=</text:span><text:span text:style-name="T21">200</text:span><text:span text:style-name="T14">)</text:span><text:line-break/><text:span text:style-name="T14"> <text:s text:c="3"/></text:span><text:span text:style-name="T22">return </text:span><text:span text:style-name="T14">Response({</text:span><text:span text:style-name="T39">'message'</text:span><text:span text:style-name="T14">: </text:span><text:span text:style-name="T39">'Server Error'</text:span><text:span text:style-name="T14">}, </text:span><text:span text:style-name="T47">status</text:span><text:span text:style-name="T14">=</text:span><text:span text:style-name="T21">500</text:span><text:span text:style-name="T14">)</text:span></text:p>
            <text:p text:style-name="P5"/>
            <text:p text:style-name="P5"><text:span text:style-name="T48">@api_view</text:span><text:span text:style-name="T14">([</text:span><text:span text:style-name="T39">'POST'</text:span><text:span text:style-name="T14">])</text:span><text:line-break/><text:span text:style-name="T27">def </text:span><text:span text:style-name="T11">retrieve_word_view</text:span><text:span text:style-name="T19">(request, *args, **kwargs):</text:span><text:line-break/><text:span text:style-name="T14"> <text:s text:c="3"/>data = request.data </text:span><text:span text:style-name="T22">or None</text:span><text:line-break/><text:span text:style-name="T22"> <text:s text:c="3"/>if</text:span><text:span text:style-name="T14">(data):</text:span><text:line-break/><text:span text:style-name="T14"> <text:s text:c="7"/>qs = Language.objects.filter(</text:span><text:span text:style-name="T47">name</text:span><text:span text:style-name="T14">=data[</text:span><text:span text:style-name="T39">'original'</text:span><text:span text:style-name="T14">])</text:span><text:line-break/><text:span text:style-name="T14"> <text:s text:c="7"/></text:span><text:span text:style-name="T22">if not </text:span><text:span text:style-name="T14">qs.exists():</text:span><text:line-break/><text:span text:style-name="T14"> <text:s text:c="15"/></text:span><text:span text:style-name="T22">return </text:span><text:span text:style-name="T14">Response({})</text:span><text:line-break/><text:span text:style-name="T14"> <text:s text:c="7"/>orig_lang = qs.first()</text:span><text:line-break/><text:span text:style-name="T14"> <text:s text:c="7"/>qs = Language.objects.filter(</text:span><text:span text:style-name="T47">name</text:span><text:span text:style-name="T14">=data[</text:span><text:span text:style-name="T39">'translated'</text:span><text:span text:style-name="T14">])</text:span><text:line-break/><text:span text:style-name="T14"> <text:s text:c="7"/></text:span><text:span text:style-name="T22">if not </text:span><text:span text:style-name="T14">qs.exists():</text:span><text:line-break/><text:span text:style-name="T14"> <text:s text:c="15"/></text:span><text:span text:style-name="T22">return </text:span><text:span text:style-name="T14">Response({})</text:span><text:line-break/><text:span text:style-name="T14"> <text:s text:c="7"/>trans_lang = qs.first()</text:span><text:line-break/><text:span text:style-name="T14"> <text:s text:c="7"/>qs = Word.objects.filter(</text:span><text:span text:style-name="T47">sentence </text:span><text:span text:style-name="T14">= data[</text:span><text:span text:style-name="T39">'word'</text:span><text:span text:style-name="T14">], </text:span><text:span text:style-name="T47">language</text:span><text:span text:style-name="T14">=orig_lang)</text:span><text:line-break/><text:span text:style-name="T14"> <text:s text:c="7"/></text:span><text:span text:style-name="T22">if not </text:span><text:span text:style-name="T14">qs.exists():</text:span><text:line-break/><text:span text:style-name="T14"> <text:s text:c="15"/></text:span><text:span text:style-name="T22">return </text:span><text:span text:style-name="T14">Response({})</text:span><text:line-break/><text:span text:style-name="T14"> <text:s text:c="7"/>obj = qs.first()</text:span><text:line-break/><text:span text:style-name="T14"> <text:s text:c="7"/>ret_data = find_word(obj, trans_lang)</text:span><text:line-break/><text:span text:style-name="T14"> <text:s text:c="7"/></text:span><text:span text:style-name="T22">if </text:span><text:span text:style-name="T14">ret_data </text:span><text:span text:style-name="T22">is not None</text:span><text:span text:style-name="T14">:</text:span><text:line-break/><text:span text:style-name="T14"> <text:s text:c="11"/></text:span><text:span text:style-name="T22">return </text:span><text:span text:style-name="T14">Response(ret_data, </text:span><text:span text:style-name="T47">status</text:span><text:span text:style-name="T14">=</text:span><text:span text:style-name="T21">200</text:span><text:span text:style-name="T14">)</text:span><text:line-break/><text:span text:style-name="T14"> <text:s text:c="7"/></text:span><text:span text:style-name="T22">else</text:span><text:span text:style-name="T14">:</text:span><text:line-break/><text:span text:style-name="T14"> <text:s text:c="11"/></text:span><text:span text:style-name="T22">return </text:span><text:span text:style-name="T14">Response({}, </text:span><text:span text:style-name="T47">status</text:span><text:span text:style-name="T14">=</text:span><text:span text:style-name="T21">404</text:span><text:span text:style-name="T14">) <text:s text:c="9"/></text:span><text:line-break/><text:span text:style-name="T14"> <text:s text:c="3"/></text:span><text:span text:style-name="T22">else</text:span><text:span text:style-name="T14">:</text:span><text:line-break/><text:span text:style-name="T14"> <text:s text:c="7"/></text:span><text:span text:style-name="T22">return </text:span><text:span text:style-name="T14">Response({}, </text:span><text:span text:style-name="T47">status</text:span><text:span text:style-name="T14">=</text:span><text:span text:style-name="T21">404</text:span><text:span text:style-name="T14">)</text:span></text:p>
          </table:table-cell>
        </table:table-row>
        <text:soft-page-break/>
        <table:table-row table:style-name="TableLine213238210083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5"><text:span text:style-name="T48">@api_view</text:span><text:span text:style-name="T14">([</text:span><text:span text:style-name="T39">'POST'</text:span><text:span text:style-name="T14">])</text:span><text:line-break/><text:span text:style-name="T27">def </text:span><text:span text:style-name="T11">add_underline_view</text:span><text:span text:style-name="T19">(request, *args, **kwargs):</text:span><text:line-break/><text:span text:style-name="T14"> <text:s text:c="3"/>data = request.data </text:span><text:span text:style-name="T22">or None</text:span><text:line-break/><text:span text:style-name="T22"> <text:s text:c="3"/>if </text:span><text:span text:style-name="T14">data:</text:span><text:line-break/><text:span text:style-name="T14"> <text:s text:c="7"/>qs = Text.objects.filter(</text:span><text:span text:style-name="T47">id</text:span><text:span text:style-name="T14">=data[</text:span><text:span text:style-name="T39">'text_id'</text:span><text:span text:style-name="T14">])</text:span><text:line-break/><text:span text:style-name="T14"> <text:s text:c="7"/></text:span><text:span text:style-name="T22">if not </text:span><text:span text:style-name="T14">qs.exists():</text:span><text:line-break/><text:span text:style-name="T14"> <text:s text:c="11"/></text:span><text:span text:style-name="T22">return </text:span><text:span text:style-name="T14">Response({}, </text:span><text:span text:style-name="T47">status</text:span><text:span text:style-name="T14">=</text:span><text:span text:style-name="T21">404</text:span><text:span text:style-name="T14">)</text:span><text:line-break/><text:span text:style-name="T14"> <text:s text:c="7"/>t = qs.first()</text:span><text:line-break/><text:span text:style-name="T14"> <text:s text:c="7"/>qs = Grammar.objects.filter(</text:span><text:span text:style-name="T47">typology</text:span><text:span text:style-name="T14">=data[</text:span><text:span text:style-name="T39">'typology'</text:span><text:span text:style-name="T14">])</text:span><text:line-break/><text:span text:style-name="T14"> <text:s text:c="7"/></text:span><text:span text:style-name="T22">if not </text:span><text:span text:style-name="T14">qs.exists():</text:span><text:line-break/><text:span text:style-name="T14"> <text:s text:c="11"/></text:span><text:span text:style-name="T22">return </text:span><text:span text:style-name="T14">Response({}, </text:span><text:span text:style-name="T47">status</text:span><text:span text:style-name="T14">=</text:span><text:span text:style-name="T21">404</text:span><text:span text:style-name="T14">)</text:span><text:line-break/><text:span text:style-name="T14"> <text:s text:c="7"/>g = qs.first()</text:span><text:line-break/><text:span text:style-name="T14"> <text:s text:c="7"/>qs = Word.objects.filter(</text:span><text:span text:style-name="T47">sentence</text:span><text:span text:style-name="T14">=data[</text:span><text:span text:style-name="T39">'word'</text:span><text:span text:style-name="T14">])</text:span><text:line-break/><text:span text:style-name="T14"> <text:s text:c="7"/></text:span><text:span text:style-name="T22">if not </text:span><text:span text:style-name="T14">qs.exists():</text:span><text:line-break/><text:span text:style-name="T14"> <text:s text:c="11"/>w = Word(</text:span><text:span text:style-name="T47">sentence</text:span><text:span text:style-name="T14">=data[</text:span><text:span text:style-name="T39">'word'</text:span><text:span text:style-name="T14">], </text:span><text:span text:style-name="T47">language</text:span><text:span text:style-name="T14">=g.language)</text:span><text:line-break/><text:span text:style-name="T14"> <text:s text:c="11"/>w.save()</text:span><text:line-break/><text:span text:style-name="T14"> <text:s text:c="7"/></text:span><text:span text:style-name="T22">else</text:span><text:span text:style-name="T14">:</text:span><text:line-break/><text:span text:style-name="T14"> <text:s text:c="11"/>w = qs.first()</text:span><text:line-break/><text:span text:style-name="T14"> <text:s text:c="7"/>qs = Underline.objects.filter(</text:span><text:span text:style-name="T47">gram</text:span><text:span text:style-name="T14">=g, </text:span><text:span text:style-name="T47">ref</text:span><text:span text:style-name="T14">=w)</text:span><text:line-break/><text:span text:style-name="T14"> <text:s text:c="7"/></text:span><text:span text:style-name="T22">if not </text:span><text:span text:style-name="T14">qs.exists():</text:span><text:line-break/><text:span text:style-name="T14"> <text:s text:c="11"/>undies = Underline(</text:span><text:span text:style-name="T47">gram</text:span><text:span text:style-name="T14">=g, </text:span><text:span text:style-name="T47">ref</text:span><text:span text:style-name="T14">=w)</text:span><text:line-break/><text:span text:style-name="T14"> <text:s text:c="11"/>undies.save()</text:span><text:line-break/><text:span text:style-name="T14"> <text:s text:c="7"/></text:span><text:span text:style-name="T22">else</text:span><text:span text:style-name="T14">:</text:span><text:line-break/><text:span text:style-name="T14"> <text:s text:c="11"/>undies = qs.first()</text:span><text:line-break/><text:span text:style-name="T14"> <text:s text:c="7"/>t.underlines.add(undies)</text:span><text:line-break/><text:span text:style-name="T14"> <text:s text:c="7"/></text:span><text:span text:style-name="T22">return </text:span><text:span text:style-name="T14">Response({</text:span><text:span text:style-name="T39">'message'</text:span><text:span text:style-name="T14">: </text:span><text:span text:style-name="T39">'great success!'</text:span><text:span text:style-name="T14">}, </text:span><text:span text:style-name="T47">status</text:span><text:span text:style-name="T14">=</text:span><text:span text:style-name="T21">200</text:span><text:span text:style-name="T14">)</text:span><text:line-break/><text:span text:style-name="T14"> <text:s text:c="3"/></text:span><text:span text:style-name="T22">else</text:span><text:span text:style-name="T14">:</text:span><text:line-break/><text:span text:style-name="T14"> <text:s text:c="7"/></text:span><text:span text:style-name="T22">return </text:span><text:span text:style-name="T14">Response({</text:span><text:span text:style-name="T39">'message'</text:span><text:span text:style-name="T14">: </text:span><text:span text:style-name="T39">'great failure!'</text:span><text:span text:style-name="T14">}, </text:span><text:span text:style-name="T47">status</text:span><text:span text:style-name="T14">=</text:span><text:span text:style-name="T21">500</text:span><text:span text:style-name="T14">)</text:span></text:p>
            <text:p text:style-name="P5"><text:span text:style-name="T14"/></text:p>
            <text:p text:style-name="P6"><text:span text:style-name="T27">def </text:span><text:span text:style-name="T11">get_paginated_queryset_response</text:span><text:span text:style-name="T19">(qs, request):</text:span><text:span text:style-name="T14"><text:line-break/> <text:s text:c="3"/>paginator = PageNumberPagination()<text:line-break/> <text:s text:c="3"/>paginator.page_size = </text:span><text:span text:style-name="T21">20</text:span><text:span text:style-name="T14"><text:line-break/></text:span><text:span text:style-name="T21"> <text:s text:c="3"/></text:span><text:span text:style-name="T14">paginated_qs = paginator.paginate_queryset(qs, request)<text:line-break/> <text:s text:c="3"/>serializer = TextSerializer(paginated_qs, </text:span><text:span text:style-name="T47">many</text:span><text:span text:style-name="T14">=</text:span><text:span text:style-name="T22">True</text:span><text:span text:style-name="T14">, </text:span><text:span text:style-name="T47">context</text:span><text:span text:style-name="T14">={</text:span><text:span text:style-name="T39">'request'</text:span><text:span text:style-name="T14">: request})<text:line-break/> <text:s text:c="3"/></text:span><text:span text:style-name="T22">return </text:span><text:span text:style-name="T14">paginator.get_paginated_response(serializer.data)</text:span></text:p>
            <text:p text:style-name="P5"/>
          </table:table-cell>
        </table:table-row>
        <text:soft-page-break/>
        <table:table-row table:style-name="TableLine213238210083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6"><text:span text:style-name="T27">def </text:span><text:span text:style-name="T11">homepage_view</text:span><text:span text:style-name="T19">(request, *args, **kwargs):</text:span><text:line-break/><text:span text:style-name="T14"> <text:s text:c="3"/></text:span><text:span text:style-name="T46"># context = { 'text_id': text_id}</text:span><text:line-break/><text:span text:style-name="T46"> <text:s text:c="3"/></text:span><text:span text:style-name="T22">return </text:span><text:span text:style-name="T14">render(request, </text:span><text:span text:style-name="T39">'home.html'</text:span><text:span text:style-name="T14">)</text:span></text:p>
            <text:p text:style-name="P6"><text:span text:style-name="T14"/></text:p>
            <text:p text:style-name="P5"><text:span text:style-name="T48">@api_view</text:span><text:span text:style-name="T14">([</text:span><text:span text:style-name="T39">'GET'</text:span><text:span text:style-name="T14">])</text:span><text:line-break/><text:span text:style-name="T27">def </text:span><text:span text:style-name="T11">user_feed_view</text:span><text:span text:style-name="T19">(request, *args, **kwargs):</text:span><text:line-break/><text:span text:style-name="T14"> <text:s text:c="3"/>user = request.user</text:span><text:line-break/><text:span text:style-name="T14"> <text:s text:c="3"/></text:span><text:span text:style-name="T22">if not </text:span><text:span text:style-name="T14">user.is_authenticated:</text:span><text:line-break/><text:span text:style-name="T14"> <text:s text:c="7"/></text:span><text:span text:style-name="T22">return </text:span><text:span text:style-name="T14">Response({}, </text:span><text:span text:style-name="T47">status</text:span><text:span text:style-name="T14">=</text:span><text:span text:style-name="T21">401</text:span><text:span text:style-name="T14">)</text:span><text:line-break/><text:span text:style-name="T14"> <text:s text:c="3"/>qs = Text.objects.feed(user)</text:span><text:line-break/><text:span text:style-name="T14"> <text:s text:c="3"/></text:span><text:span text:style-name="T22">if not </text:span><text:span text:style-name="T14">qs.exists():</text:span><text:line-break/><text:span text:style-name="T14"> <text:s text:c="11"/></text:span><text:span text:style-name="T22">return </text:span><text:span text:style-name="T14">Response({}, </text:span><text:span text:style-name="T47">status</text:span><text:span text:style-name="T14">=</text:span><text:span text:style-name="T21">404</text:span><text:span text:style-name="T14">)</text:span><text:line-break/><text:span text:style-name="T14"> <text:s text:c="3"/></text:span><text:span text:style-name="T22">return </text:span><text:span text:style-name="T14">get_paginated_queryset_response(qs, request)</text:span><text:line-break/><text:span text:style-name="T14"> <text:s text:c="3"/></text:span><text:line-break/><text:line-break/><text:span text:style-name="T48">@api_view</text:span><text:span text:style-name="T14">([</text:span><text:span text:style-name="T39">'GET'</text:span><text:span text:style-name="T14">])</text:span><text:line-break/><text:span text:style-name="T27">def </text:span><text:span text:style-name="T11">global_feed_view</text:span><text:span text:style-name="T19">(request, *args, **kwargs):</text:span><text:line-break/><text:span text:style-name="T14"> <text:s text:c="3"/>qs=Text.objects.all()</text:span><text:line-break/><text:span text:style-name="T14"> <text:s text:c="3"/></text:span><text:span text:style-name="T22">if not </text:span><text:span text:style-name="T14">qs.exists():</text:span><text:line-break/><text:span text:style-name="T14"> <text:s text:c="11"/></text:span><text:span text:style-name="T22">return </text:span><text:span text:style-name="T14">Response({}, </text:span><text:span text:style-name="T47">status</text:span><text:span text:style-name="T14">=</text:span><text:span text:style-name="T21">404</text:span><text:span text:style-name="T14">)</text:span><text:line-break/><text:span text:style-name="T14"> <text:s text:c="3"/></text:span><text:span text:style-name="T22">return </text:span><text:span text:style-name="T14">get_paginated_queryset_response(qs, request)</text:span></text:p>
            <text:p text:style-name="P5"><text:span text:style-name="T14"/></text:p>
            <text:p text:style-name="P6"><text:span text:style-name="T48">@api_view</text:span><text:span text:style-name="T14">([</text:span><text:span text:style-name="T39">'GET'</text:span><text:span text:style-name="T14">])</text:span><text:line-break/><text:span text:style-name="T27">def </text:span><text:span text:style-name="T11">text_delete</text:span><text:span text:style-name="T19">(request, text_id):</text:span><text:line-break/><text:span text:style-name="T14"> <text:s text:c="3"/>text_to_delete = Text.objects.filter(</text:span><text:span text:style-name="T47">id </text:span><text:span text:style-name="T14">= text_id)[</text:span><text:span text:style-name="T21">0</text:span><text:span text:style-name="T14">]</text:span><text:line-break/><text:span text:style-name="T14"> <text:s text:c="3"/>user = request.user</text:span><text:line-break/><text:span text:style-name="T14"> <text:s text:c="3"/></text:span><text:span text:style-name="T22">if not </text:span><text:span text:style-name="T14">user.is_authenticated:</text:span><text:line-break/><text:span text:style-name="T14"> <text:s text:c="7"/></text:span><text:span text:style-name="T22">return </text:span><text:span text:style-name="T14">Response({</text:span><text:span text:style-name="T39">"message" </text:span><text:span text:style-name="T14">: </text:span><text:span text:style-name="T39">"you are not authenticated"</text:span><text:span text:style-name="T14">}, </text:span><text:span text:style-name="T47">status</text:span><text:span text:style-name="T14">=</text:span><text:span text:style-name="T21">401</text:span><text:span text:style-name="T14">)</text:span><text:line-break/><text:span text:style-name="T14"> <text:s text:c="3"/></text:span><text:span text:style-name="T22">if </text:span><text:span text:style-name="T14">text_to_delete </text:span><text:span text:style-name="T22">is None</text:span><text:span text:style-name="T14">:</text:span><text:line-break/><text:span text:style-name="T14"> <text:s text:c="7"/></text:span><text:span text:style-name="T22">return </text:span><text:span text:style-name="T14">Response({</text:span><text:span text:style-name="T39">"message" </text:span><text:span text:style-name="T14">: </text:span><text:span text:style-name="T39">"this post does not exists"</text:span><text:span text:style-name="T14">}, </text:span><text:span text:style-name="T47">status</text:span><text:span text:style-name="T14">=</text:span><text:span text:style-name="T21">404</text:span><text:span text:style-name="T14">)</text:span><text:line-break/><text:span text:style-name="T14"> <text:s text:c="3"/></text:span><text:span text:style-name="T22">if </text:span><text:span text:style-name="T14">text_to_delete.user == user:</text:span><text:line-break/><text:span text:style-name="T14"> <text:s text:c="7"/>obj = text_to_delete.delete()</text:span><text:line-break/><text:span text:style-name="T14"> <text:s text:c="3"/></text:span><text:span text:style-name="T22">else</text:span><text:span text:style-name="T14">:</text:span><text:line-break/><text:span text:style-name="T14"> <text:s text:c="7"/></text:span><text:span text:style-name="T22">return </text:span><text:span text:style-name="T14">Response({</text:span><text:span text:style-name="T39">"message" </text:span><text:span text:style-name="T14">: </text:span><text:span text:style-name="T39">"this is not your post to delete"</text:span><text:span text:style-name="T14">}, </text:span><text:span text:style-name="T47">status</text:span><text:span text:style-name="T14">=</text:span><text:span text:style-name="T21">404</text:span><text:span text:style-name="T14">)</text:span><text:line-break/><text:span text:style-name="T14"> <text:s text:c="3"/></text:span><text:span text:style-name="T22">return </text:span><text:span text:style-name="T14">redirect(</text:span><text:span text:style-name="T39">"/feed"</text:span><text:span text:style-name="T14">)</text:span></text:p>
            <text:p text:style-name="P6"><text:span text:style-name="T14"/></text:p>
          </table:table-cell>
        </table:table-row>
        <text:soft-page-break/>
        <table:table-row table:style-name="TableLine213238210083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5"><text:span text:style-name="T48">@api_view</text:span><text:span text:style-name="T14">([</text:span><text:span text:style-name="T39">'GET'</text:span><text:span text:style-name="T14">])</text:span><text:line-break/><text:span text:style-name="T27">def </text:span><text:span text:style-name="T11">words_delete</text:span><text:span text:style-name="T19">(request, text_id, orig, transl, syn):</text:span><text:line-break/><text:span text:style-name="T14"> <text:s text:c="3"/>words_to_delete = Text.objects.filter(</text:span><text:span text:style-name="T47">id </text:span><text:span text:style-name="T14">= text_id)[</text:span><text:span text:style-name="T21">0</text:span><text:span text:style-name="T14">]</text:span><text:line-break/><text:span text:style-name="T14"> <text:s text:c="3"/>user = request.user</text:span><text:line-break/><text:span text:style-name="T14"> <text:s text:c="3"/></text:span><text:span text:style-name="T22">if not </text:span><text:span text:style-name="T14">user.is_authenticated:</text:span><text:line-break/><text:span text:style-name="T14"> <text:s text:c="7"/></text:span><text:span text:style-name="T22">return </text:span><text:span text:style-name="T14">Response({</text:span><text:span text:style-name="T39">"message" </text:span><text:span text:style-name="T14">: </text:span><text:span text:style-name="T39">"you are not authenticated"</text:span><text:span text:style-name="T14">}, </text:span><text:span text:style-name="T47">status</text:span><text:span text:style-name="T14">=</text:span><text:span text:style-name="T21">401</text:span><text:span text:style-name="T14">)</text:span><text:line-break/><text:span text:style-name="T14"> <text:s text:c="3"/></text:span><text:span text:style-name="T22">if </text:span><text:span text:style-name="T14">text_to_delete </text:span><text:span text:style-name="T22">is None</text:span><text:span text:style-name="T14">:</text:span><text:line-break/><text:span text:style-name="T14"> <text:s text:c="7"/></text:span><text:span text:style-name="T22">return </text:span><text:span text:style-name="T14">Response({</text:span><text:span text:style-name="T39">"message" </text:span><text:span text:style-name="T14">: </text:span><text:span text:style-name="T39">"this post does not exists"</text:span><text:span text:style-name="T14">}, </text:span><text:span text:style-name="T47">status</text:span><text:span text:style-name="T14">=</text:span><text:span text:style-name="T21">404</text:span><text:span text:style-name="T14">)</text:span><text:line-break/><text:span text:style-name="T14"> <text:s text:c="3"/></text:span><text:span text:style-name="T22">if </text:span><text:span text:style-name="T14">text_to_delete.user == user:</text:span><text:line-break/><text:span text:style-name="T14"> <text:s text:c="7"/>obj = text_to_delete.delete()</text:span><text:line-break/><text:span text:style-name="T14"> <text:s text:c="3"/></text:span><text:span text:style-name="T22">else</text:span><text:span text:style-name="T14">:</text:span><text:line-break/><text:span text:style-name="T14"> <text:s text:c="7"/></text:span><text:span text:style-name="T22">return </text:span><text:span text:style-name="T14">Response({</text:span><text:span text:style-name="T39">"message" </text:span><text:span text:style-name="T14">: </text:span><text:span text:style-name="T39">"this is not your post to delete"</text:span><text:span text:style-name="T14">}, </text:span><text:span text:style-name="T47">status</text:span><text:span text:style-name="T14">=</text:span><text:span text:style-name="T21">404</text:span><text:span text:style-name="T14">)</text:span><text:line-break/><text:span text:style-name="T14"> <text:s text:c="3"/></text:span><text:span text:style-name="T22">return </text:span><text:span text:style-name="T14">redirect(</text:span><text:span text:style-name="T39">"/feed"</text:span><text:span text:style-name="T14">)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><text:span text:style-name="T14"/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JetBrains Mono" svg:font-family="'JetBrains Mono'" style:font-adornments="Bold" style:font-family-generic="modern" style:font-pitch="fixed"/>
    <style:font-face style:name="JetBrains Mono3" svg:font-family="'JetBrains Mono'" style:font-adornments="Standard" style:font-family-generic="modern" style:font-pitch="fixed"/>
    <style:font-face style:name="JetBrains Mono Bold" svg:font-family="'JetBrains Mono Bold'" style:font-adornments="Grassetto" style:font-family-generic="modern" style:font-pitch="fixed"/>
    <style:font-face style:name="JetBrains Mono Extra Bold" svg:font-family="'JetBrains Mono Extra Bold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Courier New" svg:font-family="'Courier New'" style:font-family-generic="roman" style:font-pitch="variable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JetBrains Mono2" svg:font-family="'JetBrains Mono'" style:font-adornments="Normale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Normale" style:font-family-generic="swiss" style:font-pitch="variable"/>
    <style:font-face style:name="Segoe UI Black" svg:font-family="'Segoe UI Black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12cm" style:contextual-spacing="false" fo:text-indent="0cm" style:auto-text-indent="false"/>
      <style:text-properties style:font-name="Segoe UI1" fo:font-family="'Segoe UI'" style:font-style-name="Normale" style:font-family-generic="swiss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>
      <style:text-properties style:font-name="Segoe UI1" fo:font-family="'Segoe UI'" style:font-style-name="Normale" style:font-family-generic="swiss" style:font-pitch="variable" fo:font-style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Segoe UI Black" fo:font-family="'Segoe UI Black'" style:font-style-name="Standard" style:font-family-generic="swiss" style:font-pitch="variable" fo:font-size="18pt" fo:font-weight="9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Segoe UI Black" fo:font-family="'Segoe UI Black'" style:font-style-name="Standard" style:font-family-generic="swiss" style:font-pitch="variable" fo:font-size="85%" fo:font-weight="900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style:font-name="Segoe UI Black" fo:font-family="'Segoe UI Black'" style:font-style-name="Standard" style:font-family-generic="swiss" style:font-pitch="variable" fo:font-weight="9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Segoe UI Black" fo:font-family="'Segoe UI Black'" style:font-style-name="Standard" style:font-family-generic="swiss" style:font-pitch="variable" fo:font-weight="900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egoe UI Black" fo:font-family="'Segoe UI Black'" style:font-style-name="Standard" style:font-family-generic="swiss" style:font-pitch="variable" fo:font-size="115%" fo:font-weight="9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egoe UI Black" fo:font-family="'Segoe UI Black'" style:font-style-name="Standard" style:font-family-generic="swiss" style:font-pitch="variable" fo:font-size="14pt" fo:font-style="normal" fo:font-weight="9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Segoe UI Black" fo:font-family="'Segoe UI Black'" style:font-style-name="Standard" style:font-family-generic="swiss" style:font-pitch="variable" fo:font-size="14pt" fo:font-weight="9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Segoe UI Black" fo:font-family="'Segoe UI Black'" style:font-style-name="Standard" style:font-family-generic="swiss" style:font-pitch="variable" fo:font-size="85%" fo:font-style="normal" fo:font-weight="900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Jet" style:family="text">
      <style:text-properties style:font-name="JetBrains Mono3" fo:font-family="'JetBrains Mono'" style:font-style-name="Standard" style:font-family-generic="modern" style:font-pitch="fixed"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JetB" style:family="text" style:parent-style-name="Jet">
      <style:text-properties style:font-name="JetBrains Mono Bold" fo:font-family="'JetBrains Mono Bold'" style:font-style-name="Grassetto" style:font-family-generic="modern" style:font-pitch="fixed" fo:language="zxx" fo:country="none" fo:font-style="normal" style:text-underline-style="none" fo:font-weight="bol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Body" style:family="text">
      <style:text-properties style:font-name="Segoe UI1" fo:font-family="'Segoe UI'" style:font-style-name="Normale" style:font-family-generic="swiss" style:font-pitch="variable"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8H27M23S</meta:editing-duration>
    <meta:editing-cycles>1326</meta:editing-cycles>
    <meta:generator>LibreOffice/7.1.1.2$Windows_X86_64 LibreOffice_project/fe0b08f4af1bacafe4c7ecc87ce55bb426164676</meta:generator>
    <dc:date>2021-09-24T11:28:50.641000000</dc:date>
    <meta:document-statistic meta:table-count="1" meta:image-count="0" meta:object-count="0" meta:page-count="10" meta:paragraph-count="20" meta:word-count="902" meta:character-count="10649" meta:non-whitespace-character-count="8011"/>
    <meta:user-defined meta:name="Info 1"/>
    <meta:user-defined meta:name="Info 2"/>
    <meta:user-defined meta:name="Info 3"/>
    <meta:user-defined meta:name="Info 4"/>
  </office:meta>
</office:document-meta>
</file>